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<text:s/><text:span text:style-name="T1">Moonshine</text:span></text:p>
          </table:table-cell>
          <table:table-cell table:style-name="ce3"/>
          <table:table-cell office:value-type="string" table:style-name="ce4">
            <text:p>Made by:<text:s/><text:span text:style-name="T1">Sam</text:span>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<text:s/><text:span text:style-name="T1">November 2024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Lower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1/2 Stemball RS</text:p>
          </table:table-cell>
          <table:table-cell office:value-type="float" office:value="7007" table:style-name="ce11">
            <text:p>700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Stemball in RS is a modified one Sta-lok 186-12EV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8</text:p>
          </table:table-cell>
          <table:table-cell office:value-type="string" table:style-name="ce13">
            <text:p>B5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10">
            <text:p>5mm</text:p>
          </table:table-cell>
          <table:table-cell office:value-type="string" table:style-name="ce11">
            <text:p>Gibb T</text:p>
          </table:table-cell>
          <table:table-cell office:value-type="string" table:style-name="ce11">
            <text:p>3/8 RS</text:p>
          </table:table-cell>
          <table:table-cell office:value-type="float" office:value="7140" table:style-name="ce11">
            <text:p>714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PSR STT-05</text:p>
          </table:table-cell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1/2 Stemball RS</text:p>
          </table:table-cell>
          <table:table-cell office:value-type="float" office:value="13010" table:style-name="ce11">
            <text:p>1301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8</text:p>
          </table:table-cell>
          <table:table-cell office:value-type="string" table:style-name="ce13">
            <text:p>B54-08</text:p>
          </table:table-cell>
          <table:table-cell table:number-columns-repeated="4" table:style-name="ce13"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5mm 1x19<text:s/>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3/8 RS</text:p>
          </table:table-cell>
          <table:table-cell office:value-type="float" office:value="13550" table:style-name="ce11">
            <text:p>1355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25">
            <text:p>Bluewave stemball eye BW-19621426 x 1</text:p>
            <text:p>Z-Spar Tri-plate 10mm x 1</text:p>
            <text:p>Selden pins for plate 165-202 x 3 (Z-Spar pins wrong)</text:p>
            <text:p>Backstay length overall incl above 13665</text:p>
          </table:table-cell>
          <table:table-cell table:number-columns-repeated="16376"/>
        </table:table-row>
        <table:table-row table:style-name="ro5">
          <table:covered-table-cell/>
          <table:table-cell table:style-name="ce12"/>
          <table:table-cell office:value-type="string" table:style-name="ce13">
            <text:p>039-05N</text:p>
          </table:table-cell>
          <table:table-cell office:value-type="string" table:style-name="ce13">
            <text:p>UB24-05</text:p>
          </table:table-cell>
          <table:table-cell table:number-columns-repeated="3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 Eye</text:p>
          </table:table-cell>
          <table:table-cell office:value-type="float" office:value="13100" table:style-name="ce11">
            <text:p>1310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number-columns-spanned="1" table:number-rows-spanned="2" table:style-name="ce25">
            <text:p>Bluewave stemball eye BW-19621426 x 1</text:p>
            <text:p>Sta-lok 1/2 Jaw/Jaw toggle DJT-12 x 1</text:p>
            <text:p>Forestay length incl above overall 13235</text:p>
          </table:table-cell>
          <table:table-cell table:number-columns-repeated="16376"/>
        </table:table-row>
        <table:table-row table:style-name="ro6">
          <table:covered-table-cell/>
          <table:table-cell table:style-name="ce12"/>
          <table:table-cell office:value-type="string" table:style-name="ce13">
            <text:p>039-08N</text:p>
          </table:table-cell>
          <table:table-cell office:value-type="string" table:style-name="ce13">
            <text:p>039-08-58</text:p>
          </table:table-cell>
          <table:table-cell table:number-columns-repeated="3" table:style-name="ce13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7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7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8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9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9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10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2-02T10:27:09Z</dc:date>
    <meta:print-date>2022-03-30T14:10:54Z</meta:print-date>
  </office:meta>
</office:document-meta>
</file>